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entury Schoolbook L" svg:font-family="'Century Schoolbook L'" style:font-family-generic="roman"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8.511cm" fo:margin-left="-0.002cm" fo:margin-top="0cm" fo:margin-bottom="0cm" table:align="left" style:writing-mode="lr-tb"/>
    </style:style>
    <style:style style:name="Table1.A" style:family="table-column">
      <style:table-column-properties style:column-width="6.287cm"/>
    </style:style>
    <style:style style:name="Table1.B" style:family="table-column">
      <style:table-column-properties style:column-width="2.223cm"/>
    </style:style>
    <style:style style:name="Table1.1" style:family="table-row">
      <style:table-row-properties fo:keep-together="auto"/>
    </style:style>
    <style:style style:name="Table1.A1" style:family="table-cell">
      <style:table-cell-properties style:vertical-align="middle" fo:background-color="#ffffff" fo:padding-left="0.044cm" fo:padding-right="0.079cm" fo:padding-top="0.079cm" fo:padding-bottom="0.079cm" fo:border="0.5pt solid #808080">
        <style:background-image/>
      </style:table-cell-properties>
    </style:style>
    <style:style style:name="Table1.A2" style:family="table-cell">
      <style:table-cell-properties style:vertical-align="middle" fo:background-color="#ffffff" style:border-line-width="0.053cm 0.009cm 0.026cm" fo:padding-left="0cm" fo:padding-right="0.132cm" fo:padding-top="0.049cm" fo:padding-bottom="0.049cm" fo:border="2.5pt double #808080">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name="Century Schoolbook L" fo:font-weight="bold" style:font-weight-asian="bold" style:font-weight-complex="bold"/>
    </style:style>
    <style:style style:name="P4" style:family="paragraph" style:parent-style-name="Standard">
      <style:paragraph-properties fo:text-align="justify" style:justify-single-word="false"/>
      <style:text-properties style:font-name="Century Schoolbook 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Century Schoolbook L"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Century Schoolbook L"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style:font-name="Courier 10 Pitch" fo:font-weight="normal" style:font-weight-asian="normal" style:font-weight-complex="normal"/>
    </style:style>
    <style:style style:name="P10" style:family="paragraph" style:parent-style-name="Standard">
      <style:paragraph-properties fo:text-align="justify" style:justify-single-word="false"/>
      <style:text-properties style:font-name="Courier 10 Pitch" fo:font-weight="normal" style:font-weight-asian="normal" style:font-weight-complex="normal"/>
    </style:style>
    <style:style style:name="P11" style:family="paragraph" style:parent-style-name="Standard">
      <style:paragraph-properties fo:text-align="justify" style:justify-single-word="false"/>
      <style:text-properties style:font-name="Courier 10 Pitch" fo:font-size="11pt" fo:font-weight="normal"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color="#000000" style:font-name="Century Schoolbook L" fo:font-size="11pt" fo:font-weight="bold" style:font-size-asian="11pt" style:font-weight-asian="bold" style:font-size-complex="11pt" style:font-weight-complex="bold"/>
    </style:style>
    <style:style style:name="P13" style:family="paragraph" style:parent-style-name="Standard">
      <style:paragraph-properties fo:text-align="center" style:justify-single-word="false"/>
      <style:text-properties fo:color="#000000" style:font-name="Century Schoolbook L"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fo:color="#000000" style:font-name="Courier 10 Pitch" fo:font-size="11pt" fo:font-weight="normal"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border-line-width-bottom="0.009cm 0.009cm 0.009cm" fo:padding-left="0cm" fo:padding-right="0cm" fo:padding-top="0cm" fo:padding-bottom="0.071cm" fo:border-left="none" fo:border-right="none" fo:border-top="none" fo:border-bottom="0.74pt double #000001"/>
      <style:text-properties fo:font-size="12pt" style:font-size-asian="12pt" style:font-size-complex="12pt"/>
    </style:style>
    <style:style style:name="P18" style:family="paragraph" style:parent-style-name="Standard">
      <style:paragraph-properties fo:text-align="center" style:justify-single-word="false" style:border-line-width-bottom="0.009cm 0.009cm 0.009cm" fo:padding-left="0cm" fo:padding-right="0cm" fo:padding-top="0cm" fo:padding-bottom="0.071cm" fo:border-left="none" fo:border-right="none" fo:border-top="none" fo:border-bottom="0.74pt double #000001"/>
      <style:text-properties fo:font-size="12pt" officeooo:rsid="000eab79" officeooo:paragraph-rsid="000eab79" style:font-size-asian="12pt" style:font-size-complex="12pt"/>
    </style:style>
    <style:style style:name="P19" style:family="paragraph" style:parent-style-name="Standard" style:master-page-name="Standard">
      <style:paragraph-properties fo:text-align="center" style:justify-single-word="false" style:page-number="auto"/>
      <style:text-properties fo:font-size="12pt" style:font-size-asian="12pt" style:font-size-complex="12pt"/>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fo:color="#000000" style:font-name="Century Schoolbook L" fo:font-size="11pt" fo:font-weight="bold" style:font-size-asian="11pt" style:font-weight-asian="bold" style:font-size-complex="11pt" style:font-weight-complex="bold"/>
    </style:style>
    <style:style style:name="P22" style:family="paragraph" style:parent-style-name="Text_20_body">
      <style:paragraph-properties fo:line-height="100%"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0cm" fo:margin-right="0cm" fo:margin-top="0cm" fo:margin-bottom="0cm" loext:contextual-spacing="false" style:line-height-at-least="0.609cm" fo:text-align="start"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style:line-height-at-least="0.582cm" fo:orphans="2" fo:widows="2" fo:text-indent="0cm" style:auto-text-indent="false"/>
    </style:style>
    <style:style style:name="P26"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style:style>
    <style:style style:name="P27" style:family="paragraph" style:parent-style-name="Text_20_body">
      <style:paragraph-properties fo:margin-left="0cm" fo:margin-right="0cm" fo:margin-top="0cm" fo:margin-bottom="0cm" loext:contextual-spacing="false" style:line-height-at-least="0.582cm" fo:text-align="center" style:justify-single-word="false" fo:orphans="2" fo:widows="2" fo:text-indent="0cm" style:auto-text-indent="false"/>
    </style:style>
    <style:style style:name="P28"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fo:font-variant="normal" fo:text-transform="none" fo:color="#000000" style:font-name="Courier 10 Pitch" fo:font-size="11.5pt" fo:letter-spacing="normal" fo:font-style="normal" fo:font-weight="normal" style:font-size-asian="11.5pt" style:font-style-asian="normal" style:font-weight-asian="normal"/>
    </style:style>
    <style:style style:name="P29"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style:text-properties fo:font-variant="normal" fo:text-transform="none" fo:color="#000000" style:font-name="Century Schoolbook L" fo:font-size="11.5pt" fo:letter-spacing="normal" fo:font-style="normal" fo:font-weight="normal" style:font-size-asian="11.5pt" style:font-style-asian="normal" style:font-weight-asian="normal"/>
    </style:style>
    <style:style style:name="P30" style:family="paragraph" style:parent-style-name="Text_20_body">
      <style:paragraph-properties fo:margin-left="0cm" fo:margin-right="0cm" fo:margin-top="0cm" fo:margin-bottom="0cm" loext:contextual-spacing="false" style:line-height-at-least="0.582cm" fo:text-align="center" style:justify-single-word="false" fo:orphans="2" fo:widows="2" fo:text-indent="0cm" style:auto-text-indent="false"/>
      <style:text-properties fo:font-variant="normal" fo:text-transform="none" fo:color="#000000" style:font-name="Century Schoolbook L" fo:font-size="11.5pt" fo:letter-spacing="normal" fo:font-style="normal" fo:font-weight="normal" style:font-size-asian="11.5pt" style:font-style-asian="normal" style:font-weight-asian="normal"/>
    </style:style>
    <style:style style:name="P31" style:family="paragraph" style:parent-style-name="Text_20_body">
      <style:paragraph-properties fo:margin-left="0cm" fo:margin-right="0cm" fo:margin-top="0cm" fo:margin-bottom="0.499cm" loext:contextual-spacing="false" style:line-height-at-least="0.582cm" fo:orphans="2" fo:widows="2" fo:text-indent="0cm" style:auto-text-indent="false"/>
    </style:style>
    <style:style style:name="P32"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33"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34"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font-size="11pt" style:font-size-asian="11pt" style:font-size-complex="11pt"/>
    </style:style>
    <style:style style:name="P35"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entury Schoolbook L" fo:font-size="11pt" style:text-underline-style="none" style:text-blinking="false" style:font-size-asian="11pt" style:font-size-complex="11pt"/>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7"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style>
    <style:style style:name="P3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fo:padding="0cm" fo:border="none"/>
    </style:style>
    <style:style style:name="P39" style:family="paragraph" style:parent-style-name="Table_20_Contents" style:list-style-name="WWNum1">
      <style:paragraph-properties fo:margin-left="0.635cm" fo:margin-right="0cm" fo:margin-top="0cm" fo:margin-bottom="0cm" loext:contextual-spacing="false" fo:line-height="150%" fo:text-align="justify" style:justify-single-word="false" fo:text-indent="-0.499cm" style:auto-text-indent="false" fo:padding="0cm" fo:border="none">
        <style:tab-stops>
          <style:tab-stop style:position="0cm"/>
        </style:tab-stops>
      </style:paragraph-properties>
    </style:style>
    <style:style style:name="P40" style:family="paragraph" style:parent-style-name="Table_20_Contents">
      <style:paragraph-properties fo:margin-top="0cm" fo:margin-bottom="0cm" loext:contextual-spacing="false" fo:text-align="start" style:justify-single-word="false"/>
    </style:style>
    <style:style style:name="T1" style:family="text">
      <style:text-properties style:font-name="Century Schoolbook L" style:text-underline-style="none" fo:font-weight="bold" style:font-weight-asian="bold" style:font-weight-complex="bold"/>
    </style:style>
    <style:style style:name="T2" style:family="text">
      <style:text-properties style:font-name="Century Schoolbook L" style:text-underline-style="none" fo:font-weight="bold" officeooo:rsid="000eab79" style:font-weight-asian="bold" style:font-weight-complex="bold"/>
    </style:style>
    <style:style style:name="T3" style:family="text">
      <style:text-properties style:font-name="Century Schoolbook L" fo:font-size="11pt" style:text-underline-style="none" fo:font-weight="bold" style:font-size-asian="11pt" style:font-weight-asian="bold" style:font-size-complex="11pt" style:font-weight-complex="bold"/>
    </style:style>
    <style:style style:name="T4" style:family="text">
      <style:text-properties style:font-name="Century Schoolbook L" fo:font-size="11pt" style:text-underline-style="none" fo:font-weight="bold" officeooo:rsid="000eab79" style:font-size-asian="11pt" style:font-weight-asian="bold" style:font-size-complex="11pt" style:font-weight-complex="bold"/>
    </style:style>
    <style:style style:name="T5" style:family="text">
      <style:text-properties style:font-name="Century Schoolbook L" fo:font-size="11pt" fo:font-weight="bold" style:font-size-asian="11pt" style:font-weight-asian="bold" style:font-size-complex="11pt" style:font-weight-complex="bold"/>
    </style:style>
    <style:style style:name="T6" style:family="text">
      <style:text-properties style:font-name="Century Schoolbook L" fo:font-size="11pt" fo:font-weight="normal" style:font-size-asian="11pt" style:font-weight-asian="normal" style:font-size-complex="11pt" style:font-weight-complex="normal"/>
    </style:style>
    <style:style style:name="T7" style:family="text">
      <style:text-properties style:font-name="Century Schoolbook L" fo:font-weight="bold" style:font-weight-asian="bold" style:font-weight-complex="bold"/>
    </style:style>
    <style:style style:name="T8" style:family="text">
      <style:text-properties fo:font-variant="normal" fo:text-transform="none" fo:color="#000000" style:font-name="Century Schoolbook L" fo:font-size="11pt" fo:letter-spacing="normal" fo:font-style="normal" fo:font-weight="normal" style:font-size-asian="11pt" style:font-style-asian="normal" style:font-weight-asian="normal" style:font-size-complex="11pt" style:font-weight-complex="bold"/>
    </style:style>
    <style:style style:name="T9" style:family="text">
      <style:text-properties fo:font-variant="normal" fo:text-transform="none" fo:color="#000000" style:font-name="Century Schoolbook L" fo:font-size="11pt" fo:letter-spacing="normal" fo:font-style="normal" fo:font-weight="normal" style:font-size-asian="11pt" style:font-style-asian="normal" style:font-weight-asian="normal" style:font-size-complex="11pt"/>
    </style:style>
    <style:style style:name="T10" style:family="text">
      <style:text-properties fo:font-variant="normal" fo:text-transform="none" fo:color="#000000" style:font-name="Century Schoolbook L" fo:font-size="11pt" fo:letter-spacing="normal" fo:font-style="normal" fo:font-weight="normal" fo:background-color="#ffffff" loext:char-shading-value="0" style:font-size-asian="11pt" style:font-style-asian="normal" style:font-weight-asian="normal" style:font-size-complex="11pt" style:font-weight-complex="bold"/>
    </style:style>
    <style:style style:name="T11" style:family="text">
      <style:text-properties fo:font-variant="normal" fo:text-transform="none" fo:color="#000000" style:font-name="Century Schoolbook L" fo:font-size="11pt" fo:letter-spacing="normal" fo:font-style="italic" fo:font-weight="bold" fo:background-color="#ffffff" loext:char-shading-value="0" style:font-size-asian="11pt" style:font-style-asian="italic" style:font-weight-asian="bold" style:font-size-complex="11pt" style:font-weight-complex="bold"/>
    </style:style>
    <style:style style:name="T12" style:family="text">
      <style:text-properties fo:font-variant="normal" fo:text-transform="none" fo:color="#000000" style:font-name="Century Schoolbook L" fo:font-size="11pt" fo:letter-spacing="normal" fo:language="en" fo:country="IN" fo:font-style="normal" fo:font-weight="normal" style:font-name-asian="Droid Sans Fallback" style:font-size-asian="11pt" style:language-asian="zh" style:country-asian="CN" style:font-style-asian="normal" style:font-weight-asian="normal" style:font-name-complex="FreeSans" style:font-size-complex="11pt" style:language-complex="hi" style:country-complex="IN"/>
    </style:style>
    <style:style style:name="T13" style:family="text">
      <style:text-properties fo:font-variant="normal" fo:text-transform="none" fo:color="#000000" style:font-name="Century Schoolbook L" fo:font-size="11pt" fo:letter-spacing="normal" fo:language="en" fo:country="IN" fo:font-style="normal" fo:font-weight="normal" fo:background-color="#ffffff" loext:char-shading-value="0" style:font-name-asian="Droid Sans Fallback" style:font-size-asian="11pt" style:language-asian="zh" style:country-asian="CN" style:font-style-asian="normal" style:font-weight-asian="normal" style:font-name-complex="FreeSans" style:font-size-complex="11pt" style:language-complex="hi" style:country-complex="IN"/>
    </style:style>
    <style:style style:name="T14" style:family="text">
      <style:text-properties fo:font-variant="normal" fo:text-transform="none" fo:color="#000000" style:font-name="Century Schoolbook L" fo:font-size="11.5pt" fo:letter-spacing="normal" fo:font-style="normal" fo:font-weight="normal" style:font-size-asian="11.5pt" style:font-style-asian="normal" style:font-weight-asian="normal" style:font-size-complex="11pt" style:font-weight-complex="normal"/>
    </style:style>
    <style:style style:name="T15" style:family="text">
      <style:text-properties fo:font-variant="normal" fo:text-transform="none" fo:color="#000000" style:font-name="Century Schoolbook L" fo:font-size="11.5pt" fo:letter-spacing="normal" fo:font-style="normal" fo:font-weight="normal" style:font-size-asian="11.5pt" style:font-style-asian="normal" style:font-weight-asian="normal"/>
    </style:style>
    <style:style style:name="T16" style:family="text">
      <style:text-properties fo:font-variant="normal" fo:text-transform="none" fo:color="#000000" style:font-name="Century Schoolbook L" fo:font-size="11.5pt" fo:letter-spacing="normal" fo:font-style="normal" fo:font-weight="bold" style:font-size-asian="11.5pt" style:font-style-asian="normal" style:font-weight-asian="bold"/>
    </style:style>
    <style:style style:name="T17" style:family="text">
      <style:text-properties fo:font-variant="normal" fo:text-transform="none" fo:color="#000000" style:font-name="Century Schoolbook L" fo:font-size="11.5pt" fo:letter-spacing="normal" fo:font-style="normal" fo:font-weight="bold" style:font-size-asian="11.5pt" style:font-style-asian="normal" style:font-weight-asian="bold" style:font-weight-complex="bold"/>
    </style:style>
    <style:style style:name="T18" style:family="text">
      <style:text-properties fo:font-variant="normal" fo:text-transform="none" fo:color="#000000" style:text-line-through-style="none" style:text-line-through-type="none" style:font-name="Century Schoolbook L" fo:font-size="11pt" fo:letter-spacing="normal" fo:font-style="normal" style:text-underline-style="solid" style:text-underline-width="auto" style:text-underline-color="font-color" fo:font-weight="normal" style:text-blinking="false" fo:background-color="#ffffff" loext:char-shading-value="0" style:font-size-asian="11pt" style:font-style-asian="normal" style:font-weight-asian="normal" style:font-size-complex="11pt" style:font-weight-complex="bold"/>
    </style:style>
    <style:style style:name="T19" style:family="text">
      <style:text-properties fo:font-variant="normal" fo:text-transform="none" fo:color="#000000" style:text-line-through-style="none" style:text-line-through-type="none" style:font-name="Century Schoolbook L" fo:font-size="11pt" fo:letter-spacing="normal" fo:font-style="normal" style:text-underline-style="solid" style:text-underline-width="auto" style:text-underline-color="font-color" fo:font-weight="normal" style:text-blinking="false" fo:background-color="#ffffff" loext:char-shading-value="0" style:font-size-asian="11pt" style:font-style-asian="normal" style:font-weight-asian="normal" style:font-size-complex="11pt"/>
    </style:style>
    <style:style style:name="T20" style:family="text">
      <style:text-properties fo:font-variant="normal" fo:text-transform="none" fo:color="#000000" style:font-name="Courier 10 Pitch" fo:font-size="11pt" fo:letter-spacing="normal" fo:font-style="normal" fo:font-weight="normal" style:font-size-asian="11pt" style:font-style-asian="normal" style:font-weight-asian="normal" style:font-size-complex="11pt" style:font-weight-complex="normal"/>
    </style:style>
    <style:style style:name="T21" style:family="text">
      <style:text-properties fo:font-variant="normal" fo:text-transform="none" fo:color="#000000" style:font-name="Courier 10 Pitch" fo:letter-spacing="normal"/>
    </style:style>
    <style:style style:name="T22" style:family="text">
      <style:text-properties fo:font-variant="normal" fo:text-transform="none" fo:color="#000000" style:font-name="Courier 10 Pitch" fo:font-size="12pt" fo:letter-spacing="normal" fo:font-style="normal" fo:font-weight="normal" style:font-size-asian="12pt" style:font-style-asian="normal" style:font-weight-asian="normal"/>
    </style:style>
    <style:style style:name="T23" style:family="text">
      <style:text-properties fo:font-variant="normal" fo:text-transform="none" fo:color="#000000" style:font-name="Courier 10 Pitch" fo:font-size="11.5pt" fo:letter-spacing="normal" fo:font-style="normal" fo:font-weight="normal" style:font-size-asian="11.5pt" style:font-style-asian="normal" style:font-weight-asian="normal"/>
    </style:style>
    <style:style style:name="T24" style:family="text">
      <style:text-properties fo:color="#000000" style:text-line-through-style="none" style:text-line-through-type="none" style:font-name="Century Schoolbook L" fo:font-size="11pt" style:text-underline-style="none" style:text-blinking="false" style:font-size-asian="11pt" style:font-size-complex="11pt"/>
    </style:style>
    <style:style style:name="T25" style:family="text">
      <style:text-properties fo:color="#000000" style:text-line-through-style="none" style:text-line-through-type="none" style:font-name="Century Schoolbook L" fo:font-size="11pt" style:text-underline-style="none" fo:font-weight="normal" style:text-blinking="false" style:font-size-asian="11pt" style:font-weight-asian="normal" style:font-size-complex="11pt" style:font-weight-complex="normal"/>
    </style:style>
    <style:style style:name="T26" style:family="text">
      <style:text-properties fo:color="#000000" style:text-line-through-style="none" style:text-line-through-type="none" style:font-name="Century Schoolbook L" fo:font-size="11pt" style:text-underline-style="none" fo:font-weight="bold" style:text-blinking="false" style:font-size-asian="11pt" style:font-weight-asian="bold" style:font-size-complex="11pt"/>
    </style:style>
    <style:style style:name="T27" style:family="text">
      <style:text-properties fo:color="#000000" style:text-line-through-style="none" style:text-line-through-type="none" style:font-name="Century Schoolbook L" fo:font-size="11pt" style:text-underline-style="none" fo:font-weight="bold" style:text-blinking="false" style:font-size-asian="11pt" style:font-weight-asian="bold" style:font-size-complex="11pt" style:font-weight-complex="bold"/>
    </style:style>
    <style:style style:name="T28" style:family="text">
      <style:text-properties fo:color="#000000" style:text-line-through-style="none" style:text-line-through-type="none" style:font-name="Century Schoolbook L" fo:font-size="11pt" style:text-underline-style="solid" style:text-underline-width="auto" style:text-underline-color="font-color" fo:font-weight="bold" style:text-blinking="false" style:font-size-asian="11pt" style:font-weight-asian="bold" style:font-size-complex="11pt"/>
    </style:style>
    <style:style style:name="T29" style:family="text">
      <style:text-properties fo:color="#000000" style:text-line-through-style="none" style:text-line-through-type="none" style:font-name="Courier 10 Pitch" fo:font-size="11pt" style:text-underline-style="none" fo:font-weight="bold" style:text-blinking="false" style:font-size-asian="11pt" style:font-weight-asian="bold" style:font-size-complex="11pt"/>
    </style:style>
    <style:style style:name="T30" style:family="text">
      <style:text-properties fo:color="#000000" style:text-line-through-style="none" style:text-line-through-type="none" style:font-name="Courier 10 Pitch" fo:font-size="11pt" style:text-underline-style="none" fo:font-weight="bold" style:text-blinking="false" style:font-size-asian="11pt" style:font-weight-asian="bold" style:font-size-complex="11pt" style:font-weight-complex="bold"/>
    </style:style>
    <style:style style:name="T31" style:family="text">
      <style:text-properties fo:color="#000000" style:text-line-through-style="none" style:text-line-through-type="none" style:font-name="Courier 10 Pitch" fo:font-size="11pt" style:text-underline-style="none" style:text-blinking="false" style:font-size-asian="11pt" style:font-size-complex="11pt"/>
    </style:style>
    <style:style style:name="T32" style:family="text">
      <style:text-properties fo:color="#000000" style:text-line-through-style="none" style:text-line-through-type="none" style:font-name="Courier 10 Pitch" fo:font-size="11pt" style:text-underline-style="none" fo:font-weight="normal" style:text-blinking="false" style:font-size-asian="11pt" style:font-weight-asian="normal" style:font-size-complex="11pt" style:font-weight-complex="normal"/>
    </style:style>
    <style:style style:name="T33" style:family="text">
      <style:text-properties fo:color="#000000" style:font-name="Century Schoolbook L" fo:font-size="11pt" fo:font-weight="bold" style:font-size-asian="11pt" style:font-weight-asian="bold" style:font-size-complex="11pt" style:font-weight-complex="bold"/>
    </style:style>
    <style:style style:name="T34" style:family="text">
      <style:text-properties fo:color="#000000" style:font-name="Century Schoolbook L" fo:font-size="12pt" fo:font-weight="bold" style:font-size-asian="12pt" style:font-weight-asian="bold" style:font-size-complex="12pt" style:font-weight-complex="bold"/>
    </style:style>
    <style:style style:name="T35" style:family="text">
      <style:text-properties fo:color="#000000" style:font-name="Century Schoolbook L" fo:font-weight="bold" style:font-weight-asian="bold" style:font-weight-complex="bold"/>
    </style:style>
    <style:style style:name="T36" style:family="text">
      <style:text-properties fo:color="#000000" style:font-name="Courier 10 Pitch" fo:font-size="11pt" fo:font-weight="normal" style:font-size-asian="11pt" style:font-weight-asian="normal" style:font-size-complex="11pt" style:font-weight-complex="normal"/>
    </style:style>
    <style:style style:name="T37" style:family="text">
      <style:text-properties style:font-name="Courier 10 Pitch"/>
    </style:style>
    <style:style style:name="T38" style:family="text">
      <style:text-properties style:font-name="Courier 10 Pitch" fo:font-size="11pt" fo:font-weight="normal"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BITS Pilani, K.K. Birla Goa Campus</text:span></text:p>
      <text:p text:style-name="P17"><text:span text:style-name="T1">DBS Lab 0</text:span><text:span text:style-name="T2">5</text:span><text:span text:style-name="T1"> Manual</text:span></text:p>
      <text:p text:style-name="P18"><text:span text:style-name="T1">Topics: CASE, IF, VIEW</text:span></text:p>
      <text:p text:style-name="P15"/>
      <text:p text:style-name="P16"><text:span text:style-name="T7">CASE statement/expression in mysql</text:span></text:p>
      <text:p text:style-name="P3"/>
      <text:p text:style-name="P7"><text:span text:style-name="T8">CASE statement is a conditional expression. It is used to execute specific statements when some search condition evaluates to TRUE. It can easily check multiple conditions in a single statement.</text:span></text:p>
      <text:p text:style-name="P4"/>
      <text:p text:style-name="P33"><text:span text:style-name="T24">Use of CASE Expressions in SQL query is sometimes extremely useful. For example, using CASE in SELECT statement provides the developer the power to manipulate the data at presentaion layer without changing data at backend. So there are various use of CASE Expressions and it can be used in, including in</text:span></text:p>
      <text:p text:style-name="P34"/>
      <text:p text:style-name="P33"><text:span text:style-name="T24">statements like </text:span><text:span text:style-name="Strong_20_Emphasis"><text:span text:style-name="T25">[SELECT, UPDATE, DELETE, SET ]</text:span></text:span></text:p>
      <text:p text:style-name="P33"><text:span text:style-name="T24">and clauses like </text:span><text:span text:style-name="Strong_20_Emphasis"><text:span text:style-name="T25">[ WHERE, ORDER BY, HAVING, GROUP BY]</text:span></text:span></text:p>
      <text:p text:style-name="P35"/>
      <text:p text:style-name="P33"><text:span text:style-name="T24">Here is some more information on CASE expressions</text:span></text:p>
      <text:p text:style-name="P34"/>
      <text:p text:style-name="P33"><text:span text:style-name="Strong_20_Emphasis"><text:span text:style-name="T26">Type of CASE Expression:</text:span></text:span></text:p>
      <text:p text:style-name="P33"/>
      <text:list xml:id="list6764240944228356655" text:style-name="WWNum1">
        <text:list-item>
          <text:p text:style-name="P39"><text:span text:style-name="T24">Simple Case Expression</text:span></text:p>
        </text:list-item>
        <text:list-item>
          <text:p text:style-name="P39"><text:span text:style-name="T25">Searched Case Expression</text:span></text:p>
        </text:list-item>
      </text:list>
      <text:p text:style-name="P37"><text:span text:style-name="T27">Basic syntax of CASE expression:</text:span></text:p>
      <text:p text:style-name="P33"><text:span text:style-name="Strong_20_Emphasis"><text:span text:style-name="T28">Type-I (Simple Case Expression)</text:span></text:span></text:p>
      <text:p text:style-name="P33"/>
      <text:p text:style-name="P36">Syntax:</text:p>
      <text:p text:style-name="P36"/>
      <text:p text:style-name="P36"><text:span text:style-name="Strong_20_Emphasis"><text:span text:style-name="T29">CASE </text:span></text:span><text:span text:style-name="T31">InputValue<text:line-break/><text:tab/></text:span><text:span text:style-name="Strong_20_Emphasis"><text:span text:style-name="T29">WHEN </text:span></text:span><text:span text:style-name="T31">WhenValue </text:span><text:span text:style-name="Strong_20_Emphasis"><text:span text:style-name="T29">THEN </text:span></text:span><text:span text:style-name="T31">ReturnValue<text:line-break/> <text:tab/></text:span><text:span text:style-name="Strong_20_Emphasis"><text:span text:style-name="T29">WHEN </text:span></text:span><text:span text:style-name="T31">WhenValue </text:span><text:span text:style-name="Strong_20_Emphasis"><text:span text:style-name="T29">THEN </text:span></text:span><text:span text:style-name="T31">ReturnValue<text:line-break/><text:tab/>E</text:span><text:span text:style-name="Strong_20_Emphasis"><text:span text:style-name="T29">LSE </text:span></text:span><text:span text:style-name="T31">DefaultReturnValue</text:span></text:p>
      <text:p text:style-name="P36"><text:span text:style-name="T30">END</text:span></text:p>
      <text:p text:style-name="P36"/>
      <text:p text:style-name="P33"><text:span text:style-name="Strong_20_Emphasis"><text:span text:style-name="T26">Functionality:</text:span></text:span></text:p>
      <text:p text:style-name="P33"/>
      <text:p text:style-name="P33"><text:span text:style-name="T24">1. In Simple </text:span><text:span text:style-name="Strong_20_Emphasis"><text:span text:style-name="T26">CASE </text:span></text:span><text:span text:style-name="T24">Expression, one value is checked against multiple values [ Each value at </text:span><text:span text:style-name="Strong_20_Emphasis"><text:span text:style-name="T26">WHEN </text:span></text:span><text:span text:style-name="T24">clause ]</text:span></text:p>
      <text:p text:style-name="P33"><text:span text:style-name="T24">2. Simple </text:span><text:span text:style-name="Strong_20_Emphasis"><text:span text:style-name="T26">CASE </text:span></text:span><text:span text:style-name="T24">Expression only allows equality check.</text:span></text:p>
      <text:p text:style-name="P33"><text:span text:style-name="T24">3. Returns ReturnValue of the first match i.s when InputValue = WhenValue.</text:span></text:p>
      <text:p text:style-name="P33"><text:span text:style-name="T24">4. If no matche is found it returns NULL if ELSE clause is not specified otherwise DefaultReturnValue will be returned.</text:span></text:p>
      <text:p text:style-name="P33"/>
      <text:p text:style-name="P37"><text:span text:style-name="Strong_20_Emphasis"><text:span text:style-name="T26">Note:</text:span></text:span><text:span text:style-name="T27"><text:line-break/>1. </text:span><text:span text:style-name="T25">The </text:span><text:span text:style-name="Strong_20_Emphasis"><text:span text:style-name="T25">DataType </text:span></text:span><text:span text:style-name="T25">of InputValue and WhenValue must be same.</text:span></text:p>
      <text:p text:style-name="P37"><text:span text:style-name="T25">2. The </text:span><text:span text:style-name="Strong_20_Emphasis"><text:span text:style-name="T25">DataType </text:span></text:span><text:span text:style-name="T25">of ReturnValue and DeafaultReturnValue must be same.</text:span></text:p>
      <text:p text:style-name="P37"><text:soft-page-break/><text:span text:style-name="T25">3. It can be nested upto 3 levels.</text:span></text:p>
      <text:p text:style-name="P33"><text:span text:style-name="Strong_20_Emphasis"><text:span text:style-name="T28">Type-II (Searched Case Expression)</text:span></text:span></text:p>
      <text:p text:style-name="P33"/>
      <text:p text:style-name="P33">Syntax:</text:p>
      <text:p text:style-name="P36"><text:span text:style-name="T24"><text:line-break/></text:span><text:span text:style-name="Strong_20_Emphasis"><text:span text:style-name="T26">CASE</text:span></text:span><text:span text:style-name="T24"><text:line-break/> <text:tab/></text:span><text:span text:style-name="Strong_20_Emphasis"><text:span text:style-name="T26">WHEN </text:span></text:span><text:span text:style-name="T24">BooleanExpression </text:span><text:span text:style-name="Strong_20_Emphasis"><text:span text:style-name="T26">THEN </text:span></text:span><text:span text:style-name="T24">ReturnValue<text:line-break/><text:tab/></text:span><text:span text:style-name="Strong_20_Emphasis"><text:span text:style-name="T26">WHEN </text:span></text:span><text:span text:style-name="T24">BooleanExpression </text:span><text:span text:style-name="Strong_20_Emphasis"><text:span text:style-name="T26">THEN </text:span></text:span><text:span text:style-name="T24">ReturnValue<text:line-break/><text:tab/></text:span><text:span text:style-name="Strong_20_Emphasis"><text:span text:style-name="T26">ELSE </text:span></text:span><text:span text:style-name="T24">DefaultReturnValue</text:span></text:p>
      <text:p text:style-name="P36"><text:span text:style-name="T27">END</text:span></text:p>
      <text:p text:style-name="P35"/>
      <text:p text:style-name="P33"><text:span text:style-name="Strong_20_Emphasis"><text:span text:style-name="T26">Functionality:</text:span></text:span></text:p>
      <text:p text:style-name="P33"><text:span text:style-name="T24"><text:line-break/>1. In Searched CASE Expression,BooleanExpression will be evaluted for each WHEN clause specified.</text:span></text:p>
      <text:p text:style-name="P33"><text:span text:style-name="T24">2. Returns ReturnValue of the first BooleanExpression evalutes to True.</text:span></text:p>
      <text:p text:style-name="P33"><text:span text:style-name="T24">3. Simple CASE Expression allows comparision using [AND OR] between boolean expression.</text:span></text:p>
      <text:p text:style-name="P33"><text:span text:style-name="T24">4. If no BooleanExpression is evaluted to True then returns NULL if ELSE clause is not specified otherwise DefaultReturnValue will be returned.</text:span></text:p>
      <text:p text:style-name="P35"/>
      <text:p text:style-name="P33"><text:span text:style-name="Strong_20_Emphasis"><text:span text:style-name="T26">Note :</text:span></text:span></text:p>
      <text:p text:style-name="P33"><text:span text:style-name="T24">1.The DataType of ReturnValye and DeafaultReturnValue must be same</text:span></text:p>
      <text:p text:style-name="P33"><text:span text:style-name="T24">2.Searched Case Expression have no limit to the number of nesting levels.</text:span></text:p>
      <text:p text:style-name="P35"/>
      <text:p text:style-name="P33"><text:span text:style-name="Strong_20_Emphasis"><text:span text:style-name="T26">Example: </text:span></text:span><text:span text:style-name="T24">Use of CASE with SELECT statement</text:span><text:span text:style-name="Strong_20_Emphasis"><text:span text:style-name="T26">.</text:span></text:span></text:p>
      <text:p text:style-name="P35"/>
      <text:p text:style-name="P33"><text:span text:style-name="Strong_20_Emphasis"><text:span text:style-name="T25">Simple Case Expression with SELECT statement. (Assume that there is a User table with Name and TypeID columns. We want to print type of different users based on the stored TypeID):</text:span></text:span></text:p>
      <text:p text:style-name="P33"/>
      <text:p text:style-name="P36"><text:span text:style-name="T31">SELECT <text:line-break/><text:tab/>Name, CASE TypeID<text:line-break/><text:tab/> WHEN '0' THEN 'Anonymous'<text:line-break/><text:tab/> WHEN '1' THEN 'Registered'<text:line-break/><text:tab/> WHEN '2' THEN 'Admin'<text:line-break/><text:tab/> ELSE NULL<text:line-break/><text:tab/>END AS UserType<text:line-break/>FROM <text:line-break/> <text:s text:c="2"/>User;</text:span></text:p>
      <text:p text:style-name="P33"><text:span text:style-name="T24"><text:s/></text:span></text:p>
      <text:p text:style-name="P33"><text:span text:style-name="Strong_20_Emphasis"><text:span text:style-name="T26">Example: Searched CASE expression with SELECT statement</text:span></text:span></text:p>
      <text:p text:style-name="P38"><text:span text:style-name="T32">SELECT</text:span></text:p>
      <text:p text:style-name="P38"><text:span text:style-name="T32"><text:tab/>Name, Marks, </text:span></text:p>
      <text:p text:style-name="P38"><text:span text:style-name="T32"><text:tab/>CASE <text:line-break/> <text:tab/><text:tab/>WHEN Marks &lt; 350 THEN 'Fail'<text:line-break/> <text:tab/><text:tab/>WHEN Marks &gt;= 350 AND Marks &lt; 450 THEN 'THIRD'<text:line-break/> <text:tab/><text:tab/>WHEN Marks &gt;=450 AND Marks &lt; 550 THEN 'SECOND'<text:line-break/> <text:tab/><text:tab/>WHEN Marks &gt;=550 AND Marks &lt; 650 THEN 'FIRST'</text:span></text:p>
      <text:p text:style-name="P38"><text:span text:style-name="T32"><text:tab/><text:tab/>ELSE 'Excelent'</text:span></text:p>
      <text:p text:style-name="P38"><text:span text:style-name="T32"><text:tab/>END</text:span></text:p>
      <text:p text:style-name="P38"><text:span text:style-name="T32">FROM<text:line-break/></text:span><text:soft-page-break/><text:span text:style-name="T32"> Student;</text:span></text:p>
      <text:p text:style-name="P4"/>
      <text:p text:style-name="P7"><text:span text:style-name="T5">Demo:</text:span></text:p>
      <text:p text:style-name="P7"/>
      <text:p text:style-name="P7"><text:span text:style-name="T6">Lets create a STUDENT table.</text:span></text:p>
      <text:p text:style-name="P8"/>
      <text:p text:style-name="P7"><text:span text:style-name="T38">mysql&gt; CREATE TABLE STUDENT( ID DECIMAL PRIMARY KEY, NAME VARCHAR(20), MARK DECIMAL );</text:span></text:p>
      <text:p text:style-name="P10"/>
      <text:p text:style-name="P7"><text:span text:style-name="T6">Insert a few data into the STUDENT table.</text:span></text:p>
      <text:p text:style-name="P6"/>
      <text:p text:style-name="P1"><text:span text:style-name="T38">mysql&gt; INSERT INTO STUDENT VALUES (1,'ALEX',350),(2,'BIJOY',450),(3,'CHETAN',100);</text:span></text:p>
      <text:p text:style-name="P9"/>
      <text:p text:style-name="P1"><text:span text:style-name="T38">mysql&gt; INSERT INTO STUDENT VALUES (4,'DEEPAK',357),(5,'EMINEM',150),(6,'FOOLY',250);</text:span></text:p>
      <text:p text:style-name="P9"/>
      <text:p text:style-name="P1"><text:span text:style-name="T38">mysql&gt; INSERT INTO STUDENT VALUES (7,'ARYAN',550),(8,'BISHNU',10),(9,'SEKHAR',451);</text:span></text:p>
      <text:p text:style-name="P4"/>
      <text:p text:style-name="P7"><text:span text:style-name="T38">mysql&gt; DESC STUDENT;</text:span></text:p>
      <text:p text:style-name="P7"><text:span text:style-name="T38">+-------+---------------+------+-----+---------+-------+</text:span></text:p>
      <text:p text:style-name="P7"><text:span text:style-name="T38">| Field | Type <text:s text:c="9"/>| Null | Key | Default | Extra |</text:span></text:p>
      <text:p text:style-name="P7"><text:span text:style-name="T38">+-------+---------------+------+-----+---------+-------+</text:span></text:p>
      <text:p text:style-name="P7"><text:span text:style-name="T38">| ID <text:s text:c="3"/>| decimal(10,0) | NO <text:s text:c="2"/>| PRI | NULL <text:s text:c="3"/>| <text:s text:c="6"/>|</text:span></text:p>
      <text:p text:style-name="P7"><text:span text:style-name="T38">| NAME <text:s/>| varchar(20) <text:s text:c="2"/>| YES <text:s/>| <text:s text:c="4"/>| NULL <text:s text:c="3"/>| <text:s text:c="6"/>|</text:span></text:p>
      <text:p text:style-name="P7"><text:span text:style-name="T38">| MARK <text:s/>| decimal(10,0) | YES <text:s/>| <text:s text:c="4"/>| NULL <text:s text:c="3"/>| <text:s text:c="6"/>|</text:span></text:p>
      <text:p text:style-name="P7"><text:span text:style-name="T38">+-------+---------------+------+-----+---------+-------+</text:span></text:p>
      <text:p text:style-name="P11"/>
      <text:p text:style-name="P7"><text:bookmark-start text:name="__DdeLink__585_1371116500"/><text:span text:style-name="T38">mysql&gt;</text:span><text:bookmark-end text:name="__DdeLink__585_1371116500"/><text:span text:style-name="T38"> SELECT * FROM STUDENT;</text:span></text:p>
      <text:p text:style-name="P7"><text:span text:style-name="T38">+----+--------+------+</text:span></text:p>
      <text:p text:style-name="P7"><text:span text:style-name="T38">| ID | NAME <text:s text:c="2"/>| MARK |</text:span></text:p>
      <text:p text:style-name="P7"><text:span text:style-name="T38">+----+--------+------+</text:span></text:p>
      <text:p text:style-name="P7"><text:span text:style-name="T38">| <text:s/>1 | ALEX <text:s text:c="2"/>| <text:s/>350 |</text:span></text:p>
      <text:p text:style-name="P7"><text:span text:style-name="T38">| <text:s/>2 | BIJOY <text:s/>| <text:s/>450 |</text:span></text:p>
      <text:p text:style-name="P7"><text:span text:style-name="T38">| <text:s/>3 | CHETAN | <text:s/>100 |</text:span></text:p>
      <text:p text:style-name="P7"><text:span text:style-name="T38">| <text:s/>4 | DEEPAK | <text:s/>357 |</text:span></text:p>
      <text:p text:style-name="P7"><text:span text:style-name="T38">| <text:s/>5 | EMINEM | <text:s/>150 |</text:span></text:p>
      <text:p text:style-name="P7"><text:span text:style-name="T38">| <text:s/>6 | FOOLY <text:s/>| <text:s/>250 |</text:span></text:p>
      <text:p text:style-name="P7"><text:span text:style-name="T38">| <text:s/>7 | ARYAN <text:s/>| <text:s/>550 |</text:span></text:p>
      <text:p text:style-name="P7"><text:span text:style-name="T38">| <text:s/>8 | BISHNU | <text:s text:c="2"/>10 |</text:span></text:p>
      <text:p text:style-name="P7"><text:span text:style-name="T38">| <text:s/>9 | SEKHAR | <text:s/>451 |</text:span></text:p>
      <text:p text:style-name="P7"><text:span text:style-name="T38">+----+--------+------+</text:span></text:p>
      <text:p text:style-name="P11"/>
      <text:p text:style-name="P7"/>
      <text:p text:style-name="P7"><text:span text:style-name="T6">Let say I want to print division of each student based on above CASE statement.</text:span></text:p>
      <text:p text:style-name="P7"/>
      <text:p text:style-name="P7"/>
      <text:p text:style-name="P7"><text:span text:style-name="T38">mysql&gt; SELECT ID, NAME, CASE WHEN (MARK*100/600)&gt;=60 THEN 'FIRST'</text:span></text:p>
      <text:p text:style-name="P7"><text:span text:style-name="T38"><text:s text:c="4"/>-&gt; WHEN (MARK*100/600)&gt;=50 AND (MARK*100/600)&lt;60 THEN 'SECOND'</text:span></text:p>
      <text:p text:style-name="P7"><text:span text:style-name="T38"><text:s text:c="4"/>-&gt; WHEN (MARK*100/600)&gt;=40 AND (MARK*100/600)&lt;50 THEN 'THIRD'</text:span></text:p>
      <text:p text:style-name="P7"><text:span text:style-name="T38"><text:s text:c="4"/>-&gt; ELSE 'FAIL' END AS DIVISION</text:span></text:p>
      <text:p text:style-name="P7"><text:span text:style-name="T38"><text:s text:c="4"/>-&gt; FROM STUDENT;</text:span></text:p>
      <text:p text:style-name="P7"><text:soft-page-break/></text:p>
      <text:p text:style-name="P7"><text:span text:style-name="T38">+----+--------+----------+</text:span></text:p>
      <text:p text:style-name="P7"><text:span text:style-name="T38">| ID | NAME <text:s text:c="2"/>| DIVISION |</text:span></text:p>
      <text:p text:style-name="P7"><text:span text:style-name="T38">+----+--------+----------+</text:span></text:p>
      <text:p text:style-name="P7"><text:span text:style-name="T38">| <text:s/>1 | ALEX <text:s text:c="2"/>| SECOND <text:s text:c="2"/>|</text:span></text:p>
      <text:p text:style-name="P7"><text:span text:style-name="T38">| <text:s/>2 | BIJOY <text:s/>| FIRST <text:s text:c="3"/>|</text:span></text:p>
      <text:p text:style-name="P7"><text:span text:style-name="T38">| <text:s/>3 | CHETAN | FAIL <text:s text:c="4"/>|</text:span></text:p>
      <text:p text:style-name="P7"><text:span text:style-name="T38">| <text:s/>4 | DEEPAK | SECOND <text:s text:c="2"/>|</text:span></text:p>
      <text:p text:style-name="P7"><text:span text:style-name="T38">| <text:s/>5 | EMINEM | FAIL <text:s text:c="4"/>|</text:span></text:p>
      <text:p text:style-name="P7"><text:span text:style-name="T38">| <text:s/>6 | FOOLY <text:s/>| THIRD <text:s text:c="3"/>|</text:span></text:p>
      <text:p text:style-name="P7"><text:span text:style-name="T38">| <text:s/>7 | ARYAN <text:s/>| FIRST <text:s text:c="3"/>|</text:span></text:p>
      <text:p text:style-name="P7"><text:span text:style-name="T38">| <text:s/>8 | BISHNU | FAIL <text:s text:c="4"/>|</text:span></text:p>
      <text:p text:style-name="P7"><text:span text:style-name="T38">| <text:s/>9 | SEKHAR | FIRST <text:s text:c="3"/>|</text:span></text:p>
      <text:p text:style-name="P7"><text:span text:style-name="T38">+----+--------+----------+</text:span></text:p>
      <text:p text:style-name="P7"><text:span text:style-name="T38">9 rows in set (0.03 sec)</text:span></text:p>
      <text:p text:style-name="P2"/>
      <text:p text:style-name="P16"><text:span text:style-name="T7">IF statement</text:span></text:p>
      <text:p text:style-name="P5"/>
      <text:p text:style-name="P7"><text:span text:style-name="T33">Syntax:</text:span></text:p>
      <text:p text:style-name="P7"><text:span text:style-name="T36">if(expr1, expr2, expr3)</text:span></text:p>
      <text:p text:style-name="P13"/>
      <text:p text:style-name="P20"><text:span text:style-name="T8">If </text:span><text:span text:style-name="Source_20_Text"><text:span text:style-name="T11">expr1</text:span></text:span><text:span text:style-name="T8"> is </text:span><text:span text:style-name="Source_20_Text"><text:span text:style-name="T10">TRUE</text:span></text:span><text:span text:style-name="T8"> (</text:span><text:span text:style-name="Source_20_Text"><text:span text:style-name="T11">expr1</text:span></text:span><text:span text:style-name="Source_20_Text"><text:span text:style-name="T10"> &lt;&gt; 0</text:span></text:span><text:span text:style-name="T8"> and </text:span><text:span text:style-name="Emphasis"><text:span text:style-name="T11">expr1</text:span></text:span><text:span text:style-name="Source_20_Text"><text:span text:style-name="T10"> &lt;&gt; NULL</text:span></text:span><text:span text:style-name="T8">) then </text:span><text:a xlink:type="simple" xlink:href="http://dev.mysql.com/doc/refman/5.0/en/control-flow-functions.html#function_if" text:style-name="Internet_20_link" text:visited-style-name="Visited_20_Internet_20_Link"><text:span text:style-name="Source_20_Text"><text:span text:style-name="T18">IF()</text:span></text:span></text:a><text:span text:style-name="T8"> returns </text:span><text:span text:style-name="Source_20_Text"><text:span text:style-name="T11">expr2</text:span></text:span><text:span text:style-name="T8">; otherwise it returns </text:span><text:span text:style-name="Source_20_Text"><text:span text:style-name="T11">expr3</text:span></text:span><text:span text:style-name="T8">. </text:span><text:a xlink:type="simple" xlink:href="http://dev.mysql.com/doc/refman/5.0/en/control-flow-functions.html#function_if" text:style-name="Internet_20_link" text:visited-style-name="Visited_20_Internet_20_Link"><text:span text:style-name="Source_20_Text"><text:span text:style-name="T18">IF()</text:span></text:span></text:a><text:span text:style-name="T8"> returns a numeric or string value, depending on the context in which it is used.</text:span></text:p>
      <text:p text:style-name="P20"><text:span text:style-name="T8">For example:</text:span></text:p>
      <text:p text:style-name="P21"/>
      <text:p text:style-name="P22"><text:span text:style-name="T20">mysql&gt; SELECT IF(1&gt;2,2,3);</text:span></text:p>
      <text:p text:style-name="P22"><text:span text:style-name="T36">+-------------+</text:span></text:p>
      <text:p text:style-name="P22"><text:span text:style-name="T36">| IF(1&gt;2,2,3) |</text:span></text:p>
      <text:p text:style-name="P22"><text:span text:style-name="T36">+-------------+</text:span></text:p>
      <text:p text:style-name="P22"><text:span text:style-name="T36">| <text:s text:c="10"/>3 |</text:span></text:p>
      <text:p text:style-name="P22"><text:span text:style-name="T36">+-------------+</text:span></text:p>
      <text:p text:style-name="P22"><text:span text:style-name="T21">mysql&gt; SELECT IF(1&lt;2,'yes','no');</text:span></text:p>
      <text:p text:style-name="P22"><text:span text:style-name="T21">+--------------------+</text:span></text:p>
      <text:p text:style-name="P22"><text:span text:style-name="T21">| IF(1&lt;2,'yes','no') |</text:span></text:p>
      <text:p text:style-name="P22"><text:span text:style-name="T21">+--------------------+</text:span></text:p>
      <text:p text:style-name="P22"><text:span text:style-name="T21">| yes <text:s text:c="15"/>|</text:span></text:p>
      <text:p text:style-name="P22"><text:span text:style-name="T21">+--------------------+</text:span></text:p>
      <text:p text:style-name="P22"/>
      <text:p text:style-name="P22"><text:span text:style-name="T37">mysql&gt; SELECT IF(STRCMP('test','test1'),'no','yes') RESULT;</text:span></text:p>
      <text:p text:style-name="P22"><text:span text:style-name="T37">+--------+</text:span></text:p>
      <text:p text:style-name="P22"><text:span text:style-name="T37">| RESULT |</text:span></text:p>
      <text:p text:style-name="P22"><text:span text:style-name="T37">+--------+</text:span></text:p>
      <text:p text:style-name="P22"><text:span text:style-name="T37">| no <text:s text:c="4"/>|</text:span></text:p>
      <text:p text:style-name="P22"><text:span text:style-name="T37">+--------+</text:span></text:p>
      <text:p text:style-name="P24"/>
      <text:p text:style-name="P24"><text:span text:style-name="T9">The default return type of </text:span><text:a xlink:type="simple" xlink:href="http://dev.mysql.com/doc/refman/5.0/en/control-flow-functions.html#function_if" text:style-name="Internet_20_link" text:visited-style-name="Visited_20_Internet_20_Link"><text:span text:style-name="Source_20_Text"><text:span text:style-name="T19">IF()</text:span></text:span></text:a><text:span text:style-name="T9"> (which may matter when it is stored into a temporary table) is calculated as follows.</text:span></text:p>
      <text:p text:style-name="P24"/>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32"><text:span text:style-name="T12">Expression</text:span></text:p>
            </table:table-cell>
            <table:table-cell table:style-name="Table1.A1" office:value-type="string">
              <text:p text:style-name="P32"><text:span text:style-name="T12">Return Value</text:span></text:p>
            </table:table-cell>
          </table:table-row>
        </table:table-header-rows>
        <table:table-row table:style-name="Table1.1">
          <table:table-cell table:style-name="Table1.A2" office:value-type="string">
            <text:p text:style-name="P36"><text:span text:style-name="Source_20_Text"><text:span text:style-name="T13">expr2</text:span></text:span><text:span text:style-name="T12"> or </text:span><text:span text:style-name="Source_20_Text"><text:span text:style-name="T13">expr3</text:span></text:span><text:span text:style-name="T12"> returns a string</text:span></text:p>
          </table:table-cell>
          <table:table-cell table:style-name="Table1.A2" office:value-type="string">
            <text:p text:style-name="P36"><text:span text:style-name="T12">string</text:span></text:p>
          </table:table-cell>
        </table:table-row>
        <table:table-row table:style-name="Table1.1">
          <table:table-cell table:style-name="Table1.A2" office:value-type="string">
            <text:p text:style-name="P36"><text:span text:style-name="Source_20_Text"><text:span text:style-name="T13">expr2</text:span></text:span><text:span text:style-name="T12"> or </text:span><text:span text:style-name="Source_20_Text"><text:span text:style-name="T13">expr3</text:span></text:span><text:span text:style-name="T12"> returns a floating-point value</text:span></text:p>
          </table:table-cell>
          <table:table-cell table:style-name="Table1.A2" office:value-type="string">
            <text:p text:style-name="P36"><text:span text:style-name="T12">floating-point</text:span></text:p>
          </table:table-cell>
        </table:table-row>
        <table:table-row table:style-name="Table1.1">
          <table:table-cell table:style-name="Table1.A2" office:value-type="string">
            <text:p text:style-name="P36"><text:span text:style-name="Source_20_Text"><text:span text:style-name="T13">expr2</text:span></text:span><text:span text:style-name="T12"> or </text:span><text:span text:style-name="Source_20_Text"><text:span text:style-name="T13">expr3</text:span></text:span><text:span text:style-name="T12"> returns an integer</text:span></text:p>
          </table:table-cell>
          <table:table-cell table:style-name="Table1.A2" office:value-type="string">
            <text:p text:style-name="P40"><text:span text:style-name="T12">integer</text:span></text:p>
          </table:table-cell>
        </table:table-row>
      </table:table>
      <text:p text:style-name="P12"/>
      <text:p text:style-name="P1"><text:span text:style-name="T33">Demo:</text:span></text:p>
      <text:p text:style-name="P12"/>
      <text:p text:style-name="P1"><text:span text:style-name="T36">mysql&gt; SELECT ID, NAME, IF(NAME&lt;'F%','GOOD','BAD') REMARK FROM STUDENT ORDER BY MARK;</text:span></text:p>
      <text:p text:style-name="P14"/>
      <text:p text:style-name="P1"><text:span text:style-name="T36">+----+--------+------+</text:span></text:p>
      <text:p text:style-name="P1"><text:span text:style-name="T36">| ID | NAME <text:s text:c="2"/>| NAME |</text:span></text:p>
      <text:p text:style-name="P1"><text:span text:style-name="T36">+----+--------+------+</text:span></text:p>
      <text:p text:style-name="P1"><text:span text:style-name="T36">| <text:s/>8 | BISHNU | GOOD |</text:span></text:p>
      <text:p text:style-name="P1"><text:span text:style-name="T36">| <text:s/>3 | CHETAN | GOOD |</text:span></text:p>
      <text:p text:style-name="P1"><text:span text:style-name="T36">| <text:s/>5 | EMINEM | GOOD |</text:span></text:p>
      <text:p text:style-name="P1"><text:span text:style-name="T36">| <text:s/>6 | FOOLY <text:s/>| BAD <text:s/>|</text:span></text:p>
      <text:p text:style-name="P1"><text:span text:style-name="T36">| <text:s/>1 | ALEX <text:s text:c="2"/>| GOOD |</text:span></text:p>
      <text:p text:style-name="P1"><text:span text:style-name="T36">| <text:s/>4 | DEEPAK | GOOD |</text:span></text:p>
      <text:p text:style-name="P1"><text:span text:style-name="T36">| <text:s/>2 | BIJOY <text:s/>| GOOD |</text:span></text:p>
      <text:p text:style-name="P1"><text:span text:style-name="T36">| <text:s/>9 | SEKHAR | BAD <text:s/>|</text:span></text:p>
      <text:p text:style-name="P1"><text:span text:style-name="T36">| <text:s/>7 | ARYAN <text:s/>| GOOD |</text:span></text:p>
      <text:p text:style-name="P1"><text:span text:style-name="T36">+----+--------+------+</text:span></text:p>
      <text:p text:style-name="P14"/>
      <text:p text:style-name="P1"><text:span text:style-name="T36">mysql&gt; SELECT ID, NAME, MARK, IF(MARK&lt;300,'BAD','GOOD') REMARK FROM STUDENT;</text:span></text:p>
      <text:p text:style-name="P1"/>
      <text:p text:style-name="P1"><text:span text:style-name="T36">+----+--------+------+--------+</text:span></text:p>
      <text:p text:style-name="P1"><text:span text:style-name="T36">| ID | NAME <text:s text:c="2"/>| MARK | REMARK |</text:span></text:p>
      <text:p text:style-name="P1"><text:span text:style-name="T36">+----+--------+------+--------+</text:span></text:p>
      <text:p text:style-name="P1"><text:span text:style-name="T36">| <text:s/>1 | ALEX <text:s text:c="2"/>| <text:s/>350 | GOOD <text:s text:c="2"/>|</text:span></text:p>
      <text:p text:style-name="P1"><text:span text:style-name="T36">| <text:s/>2 | BIJOY <text:s/>| <text:s/>450 | GOOD <text:s text:c="2"/>|</text:span></text:p>
      <text:p text:style-name="P1"><text:span text:style-name="T36">| <text:s/>3 | CHETAN | <text:s/>100 | BAD <text:s text:c="3"/>|</text:span></text:p>
      <text:p text:style-name="P1"><text:span text:style-name="T36">| <text:s/>4 | DEEPAK | <text:s/>357 | GOOD <text:s text:c="2"/>|</text:span></text:p>
      <text:p text:style-name="P1"><text:span text:style-name="T36">| <text:s/>5 | EMINEM | <text:s/>150 | BAD <text:s text:c="3"/>|</text:span></text:p>
      <text:p text:style-name="P1"><text:span text:style-name="T36">| <text:s/>6 | FOOLY <text:s/>| <text:s/>250 | BAD <text:s text:c="3"/>|</text:span></text:p>
      <text:p text:style-name="P1"><text:span text:style-name="T36">| <text:s/>7 | ARYAN <text:s/>| <text:s/>550 | GOOD <text:s text:c="2"/>|</text:span></text:p>
      <text:p text:style-name="P1"><text:span text:style-name="T36">| <text:s/>8 | BISHNU | <text:s text:c="2"/>10 | BAD <text:s text:c="3"/>|</text:span></text:p>
      <text:p text:style-name="P1"><text:span text:style-name="T36">| <text:s/>9 | SEKHAR | <text:s/>451 | GOOD <text:s text:c="2"/>|</text:span></text:p>
      <text:p text:style-name="P1"><text:span text:style-name="T36">+----+--------+------+--------+</text:span></text:p>
      <text:p text:style-name="P12"/>
      <text:p text:style-name="P2"><text:span text:style-name="T34"/></text:p>
      <text:p text:style-name="P16"><text:span text:style-name="T35">Creating view in mysql</text:span></text:p>
      <text:p text:style-name="P12"/>
      <text:p text:style-name="P23"><text:span text:style-name="T14">In SQL, a view is a virtual table based on the result-set of an SQL statement. </text:span><text:span text:style-name="T15">A view contains rows and columns, just like a real table. The fields in a view are fields from one or more real tables in the database.</text:span></text:p>
      <text:p text:style-name="P31"><text:soft-page-break/><text:span text:style-name="T15">You can add SQL functions, WHERE, and JOIN statements to a view and present the data as if the data were coming from one single table.</text:span></text:p>
      <text:p text:style-name="P31"><text:span text:style-name="T22">CREATE VIEW view_name AS</text:span><text:span text:style-name="T23"><text:line-break/><text:tab/></text:span><text:span text:style-name="T22">SELECT column_name(s)</text:span><text:span text:style-name="T23"><text:line-break/><text:tab/></text:span><text:span text:style-name="T22">FROM table_name</text:span><text:span text:style-name="T23"><text:line-break/><text:tab/></text:span><text:span text:style-name="T22">WHERE condition;</text:span></text:p>
      <text:p text:style-name="P31"><text:span text:style-name="T16">Note: </text:span><text:span text:style-name="T15">A view always shows </text:span><text:span text:style-name="T17">up-to-date data. </text:span><text:span text:style-name="T15">The database engine recreates the data, using the view's SQL statement, every time a user queries a view.</text:span></text:p>
      <text:p text:style-name="P31"><text:span text:style-name="T17">Demo:</text:span></text:p>
      <text:p text:style-name="P31"><text:span text:style-name="T15">Consider the STUDENT table as discussed above. We can create a view from NAME and MARK column and store it for future purpose.</text:span></text:p>
      <text:p text:style-name="P25"><text:span text:style-name="T23">mysql&gt; CREATE VIEW NAME_MARK </text:span></text:p>
      <text:p text:style-name="P25"><text:span text:style-name="T23"><text:tab/>-&gt; AS </text:span></text:p>
      <text:p text:style-name="P25"><text:span text:style-name="T23"><text:tab/>-&gt; SELECT NAME, MARK FROM STUDENT;</text:span></text:p>
      <text:p text:style-name="P25"><text:span text:style-name="T23">Query OK, 0 rows affected (0.04 sec)</text:span></text:p>
      <text:p text:style-name="P28"/>
      <text:p text:style-name="P25"><text:span text:style-name="T23">mysql&gt; desc NAME_MARK;</text:span></text:p>
      <text:p text:style-name="P25"><text:span text:style-name="T23">+-------+---------------+------+-----+---------+-------+</text:span></text:p>
      <text:p text:style-name="P25"><text:span text:style-name="T23">| Field | Type <text:s text:c="9"/>| Null | Key | Default | Extra |</text:span></text:p>
      <text:p text:style-name="P25"><text:span text:style-name="T23">+-------+---------------+------+-----+---------+-------+</text:span></text:p>
      <text:p text:style-name="P25"><text:span text:style-name="T23">| NAME <text:s/>| varchar(20) <text:s text:c="2"/>| YES <text:s/>| <text:s text:c="4"/>| NULL <text:s text:c="3"/>| <text:s text:c="6"/>|</text:span></text:p>
      <text:p text:style-name="P25"><text:span text:style-name="T23">| MARK <text:s/>| decimal(10,0) | YES <text:s/>| <text:s text:c="4"/>| NULL <text:s text:c="3"/>| <text:s text:c="6"/>|</text:span></text:p>
      <text:p text:style-name="P25"><text:span text:style-name="T23">+-------+---------------+------+-----+---------+-------+</text:span></text:p>
      <text:p text:style-name="P25"><text:span text:style-name="T23">2 rows in set (0.00 sec)</text:span></text:p>
      <text:p text:style-name="P28"/>
      <text:p text:style-name="P25"><text:span text:style-name="T23">mysql&gt; SELECT * FROM NAME_MARK;</text:span></text:p>
      <text:p text:style-name="P25"><text:span text:style-name="T23">+--------+------+</text:span></text:p>
      <text:p text:style-name="P25"><text:span text:style-name="T23">| NAME <text:s text:c="2"/>| MARK |</text:span></text:p>
      <text:p text:style-name="P25"><text:span text:style-name="T23">+--------+------+</text:span></text:p>
      <text:p text:style-name="P25"><text:span text:style-name="T23">| ALEX <text:s text:c="2"/>| <text:s/>350 |</text:span></text:p>
      <text:p text:style-name="P25"><text:span text:style-name="T23">| BIJOY <text:s/>| <text:s/>450 |</text:span></text:p>
      <text:p text:style-name="P25"><text:span text:style-name="T23">| CHETAN | <text:s/>100 |</text:span></text:p>
      <text:p text:style-name="P25"><text:span text:style-name="T23">| DEEPAK | <text:s/>357 |</text:span></text:p>
      <text:p text:style-name="P25"><text:span text:style-name="T23">| EMINEM | <text:s/>150 |</text:span></text:p>
      <text:p text:style-name="P25"><text:span text:style-name="T23">| FOOLY <text:s/>| <text:s/>250 |</text:span></text:p>
      <text:p text:style-name="P25"><text:span text:style-name="T23">| ARYAN <text:s/>| <text:s/>550 |</text:span></text:p>
      <text:p text:style-name="P25"><text:span text:style-name="T23">| BISHNU | <text:s text:c="2"/>10 |</text:span></text:p>
      <text:p text:style-name="P25"><text:span text:style-name="T23">| SEKHAR | <text:s/>451 |</text:span></text:p>
      <text:p text:style-name="P25"><text:span text:style-name="T23">+--------+------+</text:span></text:p>
      <text:p text:style-name="P25"><text:soft-page-break/><text:span text:style-name="T23">9 rows in set (0.03 sec)</text:span></text:p>
      <text:p text:style-name="P28"/>
      <text:p text:style-name="P25"><text:span text:style-name="T15">Say after this we inserted two more records to the STUDENT table as follows:</text:span></text:p>
      <text:p text:style-name="P28"/>
      <text:p text:style-name="P25"><text:span text:style-name="T23">mysql&gt; INSERT INTO STUDENT VALUES (10,'NEWSTUD1',355);</text:span></text:p>
      <text:p text:style-name="P25"><text:span text:style-name="T23">Query OK, 1 row affected (0.16 sec)</text:span></text:p>
      <text:p text:style-name="P28"/>
      <text:p text:style-name="P25"><text:span text:style-name="T23">mysql&gt; INSERT INTO STUDENT VALUES (11,'NEWSTUD2',405);</text:span></text:p>
      <text:p text:style-name="P25"><text:span text:style-name="T23">Query OK, 1 row affected (0.12 sec)</text:span></text:p>
      <text:p text:style-name="P28"/>
      <text:p text:style-name="P25"><text:span text:style-name="T15">Now, let see what the view NAME_MARK contains:</text:span></text:p>
      <text:p text:style-name="P25"><text:span text:style-name="T23">mysql&gt; SELECT * FROM NAME_MARK;</text:span></text:p>
      <text:p text:style-name="P25"><text:span text:style-name="T23">+----------+------+</text:span></text:p>
      <text:p text:style-name="P25"><text:span text:style-name="T23">| NAME <text:s text:c="4"/>| MARK |</text:span></text:p>
      <text:p text:style-name="P25"><text:span text:style-name="T23">+----------+------+</text:span></text:p>
      <text:p text:style-name="P25"><text:span text:style-name="T23">| ALEX <text:s text:c="4"/>| <text:s/>350 |</text:span></text:p>
      <text:p text:style-name="P25"><text:span text:style-name="T23">| BIJOY <text:s text:c="3"/>| <text:s/>450 |</text:span></text:p>
      <text:p text:style-name="P25"><text:span text:style-name="T23">| CHETAN <text:s text:c="2"/>| <text:s/>100 |</text:span></text:p>
      <text:p text:style-name="P25"><text:span text:style-name="T23">| DEEPAK <text:s text:c="2"/>| <text:s/>357 |</text:span></text:p>
      <text:p text:style-name="P25"><text:span text:style-name="T23">| EMINEM <text:s text:c="2"/>| <text:s/>150 |</text:span></text:p>
      <text:p text:style-name="P25"><text:span text:style-name="T23">| FOOLY <text:s text:c="3"/>| <text:s/>250 |</text:span></text:p>
      <text:p text:style-name="P25"><text:span text:style-name="T23">| ARYAN <text:s text:c="3"/>| <text:s/>550 |</text:span></text:p>
      <text:p text:style-name="P25"><text:span text:style-name="T23">| BISHNU <text:s text:c="2"/>| <text:s text:c="2"/>10 |</text:span></text:p>
      <text:p text:style-name="P25"><text:span text:style-name="T23">| SEKHAR <text:s text:c="2"/>| <text:s/>451 |</text:span></text:p>
      <text:p text:style-name="P25"><text:span text:style-name="T23">| NEWSTUD1 | <text:s/>355 |</text:span></text:p>
      <text:p text:style-name="P25"><text:span text:style-name="T23">| NEWSTUD2 | <text:s/>405 |</text:span></text:p>
      <text:p text:style-name="P25"><text:span text:style-name="T23">+----------+------+</text:span></text:p>
      <text:p text:style-name="P25"><text:span text:style-name="T23">11 rows in set (0.00 sec)</text:span></text:p>
      <text:p text:style-name="P28"/>
      <text:p text:style-name="P26"><text:span text:style-name="T15">See the two newly inserted records are also coming in the view. But, remember we didn't do anything in the view. It automatically gets updated with regard to the parent table(s).</text:span></text:p>
      <text:p text:style-name="P29"/>
      <text:p text:style-name="P26"><text:span text:style-name="T15">Lab 06 Evaluation: Based on the concept of CASE, IF and VIEW</text:span></text:p>
      <text:p text:style-name="P29"/>
      <text:p text:style-name="P30"/>
      <text:p text:style-name="P27"><text:span text:style-name="T15">----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Century Schoolbook L" svg:font-family="'Century Schoolbook L'" style:font-family-generic="roman"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entury Schoolbook L" fo:font-family="'Century Schoolbook L'" style:font-family-generic="roman" style:font-pitch="variable" fo:font-size="11pt" fo:font-weight="normal"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text:list-tab-stop-position="0.635cm" fo:text-indent="-0.499cm" fo:margin-left="0.635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3.129cm" fo:text-indent="-0.499cm" fo:margin-left="3.129cm"/>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text:list-tab-stop-position="4.376cm" fo:text-indent="-0.499cm" fo:margin-left="4.376cm"/>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text:list-tab-stop-position="5.623cm" fo:text-indent="-0.499cm" fo:margin-left="5.623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87cm" fo:text-indent="-0.499cm" fo:margin-left="6.87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8.117cm" fo:text-indent="-0.499cm" fo:margin-left="8.117cm"/>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text:list-tab-stop-position="9.364cm" fo:text-indent="-0.499cm" fo:margin-left="9.364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text:list-tab-stop-position="10.612cm" fo:text-indent="-0.499cm" fo:margin-left="10.612cm"/>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text:list-tab-stop-position="11.859cm" fo:text-indent="-0.499cm" fo:margin-left="11.85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0:35:24</meta:creation-date>
    <dc:language>en-IN</dc:language>
    <meta:editing-cycles>1</meta:editing-cycles>
    <meta:editing-duration>PT3M29S</meta:editing-duration>
    <meta:generator>LibreOffice/5.1.6.2$Linux_X86_64 LibreOffice_project/10m0$Build-2</meta:generator>
    <dc:date>2018-02-18T15:18:00.711487034</dc:date>
    <meta:document-statistic meta:table-count="1" meta:image-count="0" meta:object-count="0" meta:page-count="7" meta:paragraph-count="218" meta:word-count="1597" meta:character-count="8856" meta:non-whitespace-character-count="7189"/>
  </office:meta>
</office:document-meta>
</file>